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FF0000024020CF902D1044DEAB.png" manifest:media-type="image/png"/>
  <manifest:file-entry manifest:full-path="Pictures/10000201000002BC0000016617DFE0C05259C202.png" manifest:media-type="image/png"/>
  <manifest:file-entry manifest:full-path="Pictures/100002010000027B000001C48CE07CE2D599D466.png" manifest:media-type="image/png"/>
  <manifest:file-entry manifest:full-path="Pictures/1000020100000320000001C2DB37BCE40A98298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DejaVu Sans1" svg:font-family="'DejaVu Sans'" style:font-pitch="variable"/>
    <style:font-face style:name="Droid Sans Devanagari2" svg:font-family="'Droid Sans Devanagari'" style:font-pitch="variable"/>
    <style:font-face style:name="Droid Sans Fallback1" svg:font-family="'Droid Sans Fallback'" style:font-pitch="variable"/>
    <style:font-face style:name="Liberation Sans3" svg:font-family="'Liberation Sans', Arial" style:font-pitch="variable"/>
    <style:font-face style:name="Droid Sans Devanagari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3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402cm" fo:min-width="7.755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0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77cm" fo:min-width="3.818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39cm" fo:min-width="3.18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28cm" fo:min-width="3.51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9.652cm" svg:x="1.778cm" svg:y="3.6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572cm" svg:height="2.032cm" svg:x="3.556cm" svg:y="5.969cm">
          <text:p text:style-name="P2">Ядро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62cm" svg:height="1.673cm" svg:x="3.52cm" svg:y="3.915cm">
          <draw:text-box>
            <text:p text:style-name="P2">Операционная</text:p>
            <text:p text:style-name="P2">система</text:p>
          </draw:text-box>
        </draw:frame>
        <draw:connector draw:style-name="gr4" draw:text-style-name="P2" draw:layer="layout" svg:x1="8.128cm" svg:y1="6.985cm" svg:x2="15.748cm" svg:y2="3.302cm" draw:start-shape="id1" draw:start-glue-point="1" svg:d="M8128 6985h4061v-3683h3559" svg:viewBox="0 0 7621 3684">
          <text:p/>
        </draw:connector>
        <draw:custom-shape draw:style-name="gr5" draw:text-style-name="P2" xml:id="id4" draw:id="id4" draw:layer="layout" svg:width="4.318cm" svg:height="1.727cm" svg:x="16.256cm" svg:y="1.143cm">
          <text:p text:style-name="P2">Microsoft</text:p>
          <text:p text:style-name="P2">Windows NT</text:p>
          <draw:enhanced-geometry svg:viewBox="0 0 21600 21600" draw:type="rectangle" draw:enhanced-path="M 0 0 L 21600 0 21600 21600 0 21600 0 0 Z N"/>
        </draw:custom-shape>
        <draw:connector draw:style-name="gr4" draw:text-style-name="P2" xml:id="id3" draw:id="id3" draw:layer="layout" svg:x1="15.748cm" svg:y1="4.14cm" svg:x2="16.256cm" svg:y2="6.527cm" draw:end-shape="id2" svg:d="M15748 4140h4v2387h504" svg:viewBox="0 0 509 2388">
          <text:p/>
        </draw:connector>
        <draw:custom-shape draw:style-name="gr5" draw:text-style-name="P2" xml:id="id2" draw:id="id2" draw:layer="layout" svg:width="4.318cm" svg:height="1.727cm" svg:x="16.256cm" svg:y="5.664cm">
          <text:p text:style-name="P2">Linux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748cm" svg:y1="4.14cm" svg:x2="16.256cm" svg:y2="2.006cm" draw:start-shape="id3" draw:start-glue-point="2" draw:end-shape="id4" draw:end-glue-point="3" svg:d="M15748 4140v-2134h508" svg:viewBox="0 0 509 2135">
          <text:p/>
        </draw:connector>
        <draw:custom-shape draw:style-name="gr5" draw:text-style-name="P2" xml:id="id6" draw:id="id6" draw:layer="layout" svg:width="4.318cm" svg:height="1.727cm" svg:x="16.256cm" svg:y="3.302cm">
          <text:p text:style-name="P2">Apple</text:p>
          <text:p text:style-name="P2">XNU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748cm" svg:y1="4.14cm" svg:x2="16.256cm" svg:y2="4.14cm">
          <text:p/>
        </draw:line>
        <draw:connector draw:style-name="gr4" draw:text-style-name="P2" draw:layer="layout" draw:line-skew="1.588cm 0.756cm" svg:x1="20.574cm" svg:y1="2.006cm" svg:x2="22.733cm" svg:y2="2.693cm" draw:start-shape="id4" draw:start-glue-point="1" draw:end-shape="id5" draw:end-glue-point="5" svg:d="M20574 2006h2286v737h-127v-50" svg:viewBox="0 0 2287 738">
          <text:p/>
        </draw:connector>
        <draw:connector draw:style-name="gr4" draw:text-style-name="P2" draw:layer="layout" draw:line-skew="1.461cm -0.89cm" svg:x1="20.574cm" svg:y1="4.165cm" svg:x2="22.733cm" svg:y2="3.682cm" draw:start-shape="id6" draw:start-glue-point="1" draw:end-shape="id5" draw:end-glue-point="7" svg:d="M20574 4165h2159v-660 177" svg:viewBox="0 0 2160 661">
          <text:p/>
        </draw:connector>
        <draw:custom-shape draw:style-name="gr7" draw:text-style-name="P2" xml:id="id5" draw:id="id5" draw:layer="layout" svg:width="5.207cm" svg:height="1.397cm" svg:x="21.971cm" svg:y="2.489cm">
          <text:p text:style-name="P2">Гибридное</text:p>
          <text:p text:style-name="P2">ядр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0.574cm" svg:y1="6.553cm" svg:x2="22.098cm" svg:y2="6.553cm">
          <text:p/>
        </draw:line>
        <draw:custom-shape draw:style-name="gr8" draw:text-style-name="P2" draw:layer="layout" svg:width="5.68cm" svg:height="1.524cm" svg:x="21.879cm" svg:y="5.791cm">
          <text:p text:style-name="P2">Модульное</text:p>
          <text:p text:style-name="P2">ядр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3.716cm" svg:height="7.361cm" svg:x="12.827cm" svg:y="8.006cm">
          <draw:text-box>
            <text:p>Ядро — центральная часть операционной системы, управляющая выполнением <text:s/>процессов, ресурсами <text:s/>вычислительной системы и предоставляющая процессам координированный доступ к этим ресурсам. Основными ресурсами являются <text:s/>процессорное время, <text:s/>память и <text:s/>устройства ввода-вывода. Доступ к <text:s/>файловой системе и сетевое взаимодействие также могут быть реализованы на уровне ядра. </text:p>
          </draw:text-box>
        </draw:frame>
      </draw:page>
      <draw:page draw:name="page2" draw:style-name="dp1" draw:master-page-name="Default">
        <draw:custom-shape draw:style-name="gr1" draw:text-style-name="P1" draw:layer="layout" svg:width="8.255cm" svg:height="9.652cm" svg:x="1.778cm" svg:y="3.6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2.032cm" svg:x="3.556cm" svg:y="5.969cm">
          <text:p text:style-name="P2">Ядро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62cm" svg:height="1.673cm" svg:x="3.52cm" svg:y="3.915cm">
          <draw:text-box>
            <text:p text:style-name="P2">Операционная</text:p>
            <text:p text:style-name="P2">система</text:p>
          </draw:text-box>
        </draw:frame>
        <draw:frame draw:style-name="gr9" draw:text-style-name="P5" draw:layer="layout" svg:width="13.716cm" svg:height="4.517cm" svg:x="12.573cm" svg:y="5.77cm">
          <draw:text-box>
            <text:p>Библиоте́ка (от англ. library) в программировании — сборник подпрограмм или объектов, используемых для разработки программного обеспечения (ПО). </text:p>
          </draw:text-box>
        </draw:frame>
        <draw:custom-shape draw:style-name="gr2" draw:text-style-name="P2" draw:layer="layout" svg:width="4.572cm" svg:height="2.032cm" svg:x="3.556cm" svg:y="5.969cm">
          <text:p text:style-name="P2">Ядро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2.032cm" svg:x="3.556cm" svg:y="8.509cm">
          <text:p text:style-name="P2">Системные</text:p>
          <text:p text:style-name="P2">библиотеки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8.255cm" svg:height="9.652cm" svg:x="1.778cm" svg:y="3.6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2.032cm" svg:x="3.556cm" svg:y="5.969cm">
          <text:p text:style-name="P2">Ядро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62cm" svg:height="1.673cm" svg:x="3.52cm" svg:y="3.915cm">
          <draw:text-box>
            <text:p text:style-name="P2">Операционная</text:p>
            <text:p text:style-name="P2">система</text:p>
          </draw:text-box>
        </draw:frame>
        <draw:custom-shape draw:style-name="gr2" draw:text-style-name="P2" draw:layer="layout" svg:width="4.572cm" svg:height="2.032cm" svg:x="3.556cm" svg:y="5.969cm">
          <text:p text:style-name="P2">Ядро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2.032cm" svg:x="3.556cm" svg:y="8.509cm">
          <text:p text:style-name="P2">Системные</text:p>
          <text:p text:style-name="P2">библиотеки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2.032cm" svg:x="3.556cm" svg:y="10.922cm">
          <text:p text:style-name="P2">Оболочка </text:p>
          <text:p text:style-name="P2">и утилиты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7.097cm" svg:height="5.051cm" svg:x="11.43cm" svg:y="0.918cm">
          <draw:image xlink:href="Pictures/100002010000027B000001C48CE07CE2D599D466.png" xlink:type="simple" xlink:show="embed" xlink:actuate="onLoad" loext:mime-type="image/png">
            <text:p/>
          </draw:image>
        </draw:frame>
        <draw:frame draw:style-name="gr10" draw:text-style-name="P2" draw:layer="layout" svg:width="7.883cm" svg:height="4.885cm" svg:x="19.422cm" svg:y="0.83cm">
          <draw:image xlink:href="Pictures/1000020100000320000001C2DB37BCE40A982983.png" xlink:type="simple" xlink:show="embed" xlink:actuate="onLoad" loext:mime-type="image/png">
            <text:p/>
          </draw:image>
        </draw:frame>
        <draw:frame draw:style-name="gr10" draw:text-style-name="P2" draw:layer="layout" svg:width="12.357cm" svg:height="7.06cm" svg:x="11.176cm" svg:y="7.747cm">
          <draw:image xlink:href="Pictures/10000201000003FF0000024020CF902D1044DEAB.png" xlink:type="simple" xlink:show="embed" xlink:actuate="onLoad" loext:mime-type="image/png">
            <text:p/>
          </draw:image>
        </draw:frame>
        <draw:frame draw:style-name="gr10" draw:text-style-name="P2" draw:layer="layout" svg:width="8.465cm" svg:height="4.303cm" svg:x="19.177cm" svg:y="6.492cm">
          <draw:image xlink:href="Pictures/10000201000002BC0000016617DFE0C05259C20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DejaVu Sans1" svg:font-family="'DejaVu Sans'" style:font-pitch="variable"/>
    <style:font-face style:name="Droid Sans Devanagari2" svg:font-family="'Droid Sans Devanagari'" style:font-pitch="variable"/>
    <style:font-face style:name="Droid Sans Fallback1" svg:font-family="'Droid Sans Fallback'" style:font-pitch="variable"/>
    <style:font-face style:name="Liberation Sans3" svg:font-family="'Liberation Sans', Arial" style:font-pitch="variable"/>
    <style:font-face style:name="Droid Sans Devanagari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3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3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Devanagari2" style:font-family-asian="'Droid Sans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roid Sans Devanagari1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Droid Sans Devanagari1" style:font-family-asian="'Droid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Droid Sans Devanagari1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Devanagari2" style:font-family-asian="'Droid Sans Devanagari'" style:font-pitch-asian="variable" style:font-size-asian="14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6T11:58:51.668669082</meta:creation-date>
    <dc:date>2020-04-16T15:22:55.485431639</dc:date>
    <meta:editing-duration>PT3H7M53S</meta:editing-duration>
    <meta:editing-cycles>8</meta:editing-cycles>
    <meta:generator>LibreOffice/6.4.2.2$Linux_X86_64 LibreOffice_project/40$Build-2</meta:generator>
    <meta:document-statistic meta:object-count="32"/>
  </office:meta>
</office:document-meta>
</file>